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cb02" officeooo:paragraph-rsid="0009cb02"/>
    </style:style>
    <style:style style:name="P2" style:family="paragraph" style:parent-style-name="Standard">
      <style:text-properties style:font-name="Arial" officeooo:rsid="000b0339" officeooo:paragraph-rsid="000b0339"/>
    </style:style>
    <style:style style:name="P3" style:family="paragraph" style:parent-style-name="Standard">
      <style:text-properties style:font-name="Arial" officeooo:rsid="000bc7cf" officeooo:paragraph-rsid="000bc7cf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9cb02" officeooo:paragraph-rsid="0009cb02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Arial" officeooo:rsid="000bc7cf" officeooo:paragraph-rsid="000bc7cf"/>
    </style:style>
    <style:style style:name="P6" style:family="paragraph" style:parent-style-name="Standard">
      <style:text-properties style:font-name="Arial" officeooo:rsid="000e57c7" officeooo:paragraph-rsid="000e57c7"/>
    </style:style>
    <style:style style:name="T1" style:family="text">
      <style:text-properties officeooo:rsid="000c6ddd"/>
    </style:style>
    <style:style style:name="T2" style:family="text">
      <style:text-properties officeooo:rsid="000e7bb7"/>
    </style:style>
    <style:style style:name="T3" style:family="text">
      <style:text-properties officeooo:rsid="00101225"/>
    </style:style>
    <style:style style:name="T4" style:family="text">
      <style:text-properties officeooo:rsid="0010e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pport Semaine 5</text:p>
      <text:p text:style-name="P1"/>
      <text:p text:style-name="P2">Nous avons continuer à améliorer le code. Nous avons corriger de nombreux bugs et problèmes.</text:p>
      <text:p text:style-name="P2"/>
      <text:p text:style-name="P3">Le code génère le DCC et DCA avec les associations, héritages, <text:span text:style-name="T1">et/</text:span>ou interfaces. <text:span text:style-name="T1">Les méthodes fonctionnent correctement avec</text:span> les <text:span text:style-name="T1">bons </text:span>modificateurs, param<text:span text:style-name="T1">è</text:span>tres, types <text:span text:style-name="T1">de paramètres </text:span>et leurs types de retour. <text:span text:style-name="T2">Nous avons encore quelques problèmes à corriger pour améliorer l’API.</text:span></text:p>
      <text:p text:style-name="P3"/>
      <text:p text:style-name="P6">Nous sommes dans la dernière ligne droite de notre projet. <text:span text:style-name="T3">Nous </text:span><text:span text:style-name="T4">allons commencer</text:span><text:span text:style-name="T3"> la préparation du rendus final et de la présentation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0:19:21.127654937</meta:creation-date>
    <dc:date>2023-06-08T14:02:34.944363204</dc:date>
    <meta:editing-duration>PT51M8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4" meta:word-count="80" meta:character-count="519" meta:non-whitespace-character-count="443"/>
  </office:meta>
</office:document-meta>
</file>